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0000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0000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00000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000000"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000000"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000000"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ccbd" officeooo:paragraph-rsid="0006ccbd"/>
    </style:style>
    <style:style style:name="P2" style:family="paragraph" style:parent-style-name="Text_20_body">
      <style:text-properties officeooo:rsid="0006ccbd" officeooo:paragraph-rsid="0007a86d"/>
    </style:style>
    <style:style style:name="P3" style:family="paragraph" style:parent-style-name="Text_20_body">
      <style:text-properties officeooo:rsid="0006ccbd" officeooo:paragraph-rsid="00139a29"/>
    </style:style>
    <style:style style:name="P4" style:family="paragraph" style:parent-style-name="Text_20_body">
      <style:text-properties officeooo:paragraph-rsid="0007a86d"/>
    </style:style>
    <style:style style:name="P5" style:family="paragraph" style:parent-style-name="Text_20_body">
      <style:text-properties officeooo:paragraph-rsid="0008fa38"/>
    </style:style>
    <style:style style:name="P6" style:family="paragraph" style:parent-style-name="Text_20_body">
      <style:text-properties officeooo:rsid="001e4950" officeooo:paragraph-rsid="0008fa38"/>
    </style:style>
    <style:style style:name="P7" style:family="paragraph" style:parent-style-name="Text_20_body">
      <style:text-properties officeooo:rsid="0007a86d" officeooo:paragraph-rsid="0007a86d"/>
    </style:style>
    <style:style style:name="P8" style:family="paragraph" style:parent-style-name="Text_20_body">
      <style:text-properties officeooo:rsid="000948c1" officeooo:paragraph-rsid="000b1192"/>
    </style:style>
    <style:style style:name="P9" style:family="paragraph" style:parent-style-name="Text_20_body">
      <style:text-properties officeooo:rsid="000c8a28" officeooo:paragraph-rsid="000c8a28"/>
    </style:style>
    <style:style style:name="P10" style:family="paragraph" style:parent-style-name="Text_20_body">
      <style:text-properties officeooo:rsid="000dd840" officeooo:paragraph-rsid="000dd840"/>
    </style:style>
    <style:style style:name="P11" style:family="paragraph" style:parent-style-name="Text_20_body">
      <style:text-properties officeooo:rsid="000e3269" officeooo:paragraph-rsid="000e3269"/>
    </style:style>
    <style:style style:name="P12" style:family="paragraph" style:parent-style-name="Text_20_body">
      <style:text-properties officeooo:paragraph-rsid="000e3269"/>
    </style:style>
    <style:style style:name="P13" style:family="paragraph" style:parent-style-name="Text_20_body">
      <style:text-properties officeooo:rsid="000ef97e" officeooo:paragraph-rsid="000ef97e"/>
    </style:style>
    <style:style style:name="P14" style:family="paragraph" style:parent-style-name="Text_20_body">
      <style:text-properties officeooo:paragraph-rsid="000f506c"/>
    </style:style>
    <style:style style:name="P15" style:family="paragraph" style:parent-style-name="Text_20_body">
      <style:text-properties officeooo:rsid="000f506c" officeooo:paragraph-rsid="000f506c"/>
    </style:style>
    <style:style style:name="P16" style:family="paragraph" style:parent-style-name="Text_20_body">
      <style:text-properties officeooo:rsid="00139a29" officeooo:paragraph-rsid="00139a29"/>
    </style:style>
    <style:style style:name="P17" style:family="paragraph" style:parent-style-name="Text_20_body">
      <style:text-properties officeooo:rsid="00151ba8" officeooo:paragraph-rsid="00151ba8"/>
    </style:style>
    <style:style style:name="P18" style:family="paragraph" style:parent-style-name="Text_20_body">
      <style:text-properties officeooo:rsid="00076c75" officeooo:paragraph-rsid="000e3269"/>
    </style:style>
    <style:style style:name="P19" style:family="paragraph" style:parent-style-name="Text_20_body">
      <style:text-properties style:text-underline-style="none" officeooo:rsid="0000fc0c" officeooo:paragraph-rsid="000965c5"/>
    </style:style>
    <style:style style:name="P20" style:family="paragraph" style:parent-style-name="Text_20_body">
      <style:text-properties fo:font-style="normal" officeooo:rsid="00120b82" officeooo:paragraph-rsid="00120b82" style:font-style-asian="normal" style:font-style-complex="normal"/>
    </style:style>
    <style:style style:name="P21" style:family="paragraph" style:parent-style-name="Text_20_body">
      <style:text-properties fo:font-style="normal" officeooo:rsid="000ef97e" officeooo:paragraph-rsid="00151ba8" style:font-style-asian="normal" style:font-style-complex="normal"/>
    </style:style>
    <style:style style:name="P22" style:family="paragraph" style:parent-style-name="Text_20_body">
      <style:text-properties fo:font-style="normal" officeooo:rsid="0010c636" officeooo:paragraph-rsid="0010c636" style:font-style-asian="normal" style:font-style-complex="normal"/>
    </style:style>
    <style:style style:name="P23" style:family="paragraph" style:parent-style-name="Text_20_body">
      <style:text-properties fo:font-style="normal" officeooo:paragraph-rsid="001a197e" style:font-style-asian="normal" style:font-style-complex="normal"/>
    </style:style>
    <style:style style:name="P24" style:family="paragraph" style:parent-style-name="Text_20_body">
      <style:text-properties officeooo:rsid="001a197e" officeooo:paragraph-rsid="001a197e"/>
    </style:style>
    <style:style style:name="P25" style:family="paragraph" style:parent-style-name="Table_20_Contents">
      <style:text-properties officeooo:rsid="000dd840" officeooo:paragraph-rsid="000dd840"/>
    </style:style>
    <style:style style:name="P26" style:family="paragraph" style:parent-style-name="Table_20_Contents">
      <style:text-properties officeooo:rsid="000e3269" officeooo:paragraph-rsid="000e3269"/>
    </style:style>
    <style:style style:name="P27" style:family="paragraph" style:parent-style-name="Table_20_Contents">
      <style:text-properties fo:color="#ffffff" officeooo:rsid="000dd840" officeooo:paragraph-rsid="000dd840"/>
    </style:style>
    <style:style style:name="P28" style:family="paragraph" style:parent-style-name="Table_20_Contents">
      <style:text-properties fo:color="#ffffff" officeooo:rsid="000ef97e" officeooo:paragraph-rsid="000ef97e"/>
    </style:style>
    <style:style style:name="P29" style:family="paragraph" style:parent-style-name="Table_20_Contents">
      <style:text-properties fo:color="#ffffff" officeooo:rsid="00120b82" officeooo:paragraph-rsid="00120b82"/>
    </style:style>
    <style:style style:name="P30" style:family="paragraph" style:parent-style-name="Table_20_Contents">
      <style:text-properties fo:color="#ffffff" officeooo:rsid="00139a29" officeooo:paragraph-rsid="00139a29"/>
    </style:style>
    <style:style style:name="P31" style:family="paragraph" style:parent-style-name="Table_20_Contents">
      <style:text-properties fo:color="#ffffff" officeooo:rsid="001a197e" officeooo:paragraph-rsid="001a197e"/>
    </style:style>
    <style:style style:name="P32" style:family="paragraph" style:parent-style-name="Table_20_Contents">
      <style:text-properties officeooo:rsid="000ef97e" officeooo:paragraph-rsid="000ef97e"/>
    </style:style>
    <style:style style:name="P33" style:family="paragraph" style:parent-style-name="Table_20_Contents">
      <style:text-properties officeooo:rsid="00120b82" officeooo:paragraph-rsid="00120b82"/>
    </style:style>
    <style:style style:name="P34" style:family="paragraph" style:parent-style-name="Table_20_Contents">
      <style:text-properties officeooo:rsid="00139a29" officeooo:paragraph-rsid="00139a29"/>
    </style:style>
    <style:style style:name="P35" style:family="paragraph" style:parent-style-name="Table_20_Contents">
      <style:text-properties officeooo:rsid="001a197e" officeooo:paragraph-rsid="001a197e"/>
    </style:style>
    <style:style style:name="P36" style:family="paragraph" style:parent-style-name="Text_20_body">
      <style:text-properties fo:font-style="normal" officeooo:rsid="001a197e" officeooo:paragraph-rsid="001a197e" style:font-style-asian="normal" style:font-style-complex="normal"/>
    </style:style>
    <style:style style:name="P37" style:family="paragraph" style:parent-style-name="Text_20_body">
      <style:text-properties fo:font-style="normal" officeooo:rsid="0006ccbd" officeooo:paragraph-rsid="001a197e" style:font-style-asian="normal" style:font-style-complex="normal"/>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Heading_20_1">
      <style:text-properties officeooo:rsid="0006ccbd"/>
    </style:style>
    <style:style style:name="P40" style:family="paragraph" style:parent-style-name="Heading_20_4">
      <style:text-properties fo:font-style="normal" style:font-style-asian="normal" style:font-style-complex="normal"/>
    </style:style>
    <style:style style:name="P41" style:family="paragraph" style:parent-style-name="Heading_20_2">
      <style:text-properties fo:font-style="normal" style:font-style-asian="normal" style:font-style-complex="normal"/>
    </style:style>
    <style:style style:name="P42" style:family="paragraph" style:parent-style-name="Heading_20_2">
      <style:text-properties fo:font-style="normal" officeooo:rsid="001691a9" style:font-style-asian="normal" style:font-style-complex="normal"/>
    </style:style>
    <style:style style:name="P43" style:family="paragraph" style:parent-style-name="Contents_20_4">
      <style:paragraph-properties>
        <style:tab-stops>
          <style:tab-stop style:position="15.503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Heading_20_3">
      <style:text-properties officeooo:rsid="001691a9"/>
    </style:style>
    <style:style style:name="T1" style:family="text">
      <style:text-properties officeooo:rsid="0006ccbd"/>
    </style:style>
    <style:style style:name="T2" style:family="text">
      <style:text-properties officeooo:rsid="0007a86d"/>
    </style:style>
    <style:style style:name="T3" style:family="text">
      <style:text-properties officeooo:rsid="0008fa38"/>
    </style:style>
    <style:style style:name="T4" style:family="text">
      <style:text-properties officeooo:rsid="000ac64f"/>
    </style:style>
    <style:style style:name="T5" style:family="text">
      <style:text-properties fo:font-weight="normal" officeooo:rsid="000ac64f" style:font-weight-asian="normal" style:font-weight-complex="normal"/>
    </style:style>
    <style:style style:name="T6" style:family="text">
      <style:text-properties fo:font-style="normal" style:text-underline-style="solid" style:text-underline-width="auto" style:text-underline-color="font-color" fo:font-weight="normal" officeooo:rsid="000ac64f"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08fa38" style:font-style-asian="normal" style:font-style-complex="normal"/>
    </style:style>
    <style:style style:name="T9" style:family="text">
      <style:text-properties fo:font-style="normal" officeooo:rsid="0010c636" style:font-style-asian="normal" style:font-style-complex="normal"/>
    </style:style>
    <style:style style:name="T10" style:family="text">
      <style:text-properties fo:font-style="normal" officeooo:rsid="00120b82" style:font-style-asian="normal" style:font-style-complex="normal"/>
    </style:style>
    <style:style style:name="T11" style:family="text">
      <style:text-properties fo:font-style="normal" officeooo:rsid="00151ba8" style:font-style-asian="normal" style:font-style-complex="normal"/>
    </style:style>
    <style:style style:name="T12" style:family="text">
      <style:text-properties fo:font-style="normal" officeooo:rsid="001691a9" style:font-style-asian="normal" style:font-style-complex="normal"/>
    </style:style>
    <style:style style:name="T13" style:family="text">
      <style:text-properties fo:font-style="normal" style:text-underline-style="none" fo:font-weight="normal" officeooo:rsid="0013aff6" style:font-style-asian="normal" style:font-weight-asian="normal" style:font-style-complex="normal" style:font-weight-complex="normal"/>
    </style:style>
    <style:style style:name="T14" style:family="text">
      <style:text-properties fo:font-style="normal" style:text-underline-style="none" fo:font-weight="normal" officeooo:rsid="000f506c" style:font-style-asian="normal" style:font-weight-asian="normal" style:font-style-complex="normal" style:font-weight-complex="normal"/>
    </style:style>
    <style:style style:name="T15" style:family="text">
      <style:text-properties officeooo:rsid="0013aff6"/>
    </style:style>
    <style:style style:name="T16" style:family="text">
      <style:text-properties style:text-underline-style="none" officeooo:rsid="000e3269"/>
    </style:style>
    <style:style style:name="T17" style:family="text">
      <style:text-properties style:text-underline-style="none" officeooo:rsid="00076c75"/>
    </style:style>
    <style:style style:name="T18" style:family="text">
      <style:text-properties officeooo:rsid="00000edb"/>
    </style:style>
    <style:style style:name="T19" style:family="text">
      <style:text-properties officeooo:rsid="00076c75"/>
    </style:style>
    <style:style style:name="T20" style:family="text">
      <style:text-properties officeooo:rsid="000e3269"/>
    </style:style>
    <style:style style:name="T21" style:family="text">
      <style:text-properties officeooo:rsid="000f506c"/>
    </style:style>
    <style:style style:name="T22" style:family="text">
      <style:text-properties officeooo:rsid="0010c636"/>
    </style:style>
    <style:style style:name="T23" style:family="text">
      <style:text-properties officeooo:rsid="00120b82"/>
    </style:style>
    <style:style style:name="T24" style:family="text">
      <style:text-properties officeooo:rsid="00139a29"/>
    </style:style>
    <style:style style:name="T25" style:family="text">
      <style:text-properties officeooo:rsid="00151ba8"/>
    </style:style>
    <style:style style:name="T26" style:family="text">
      <style:text-properties officeooo:rsid="001691a9"/>
    </style:style>
    <style:style style:name="T27" style:family="text">
      <style:text-properties officeooo:rsid="0017954f"/>
    </style:style>
    <style:style style:name="T28" style:family="text">
      <style:text-properties officeooo:rsid="001a197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5213_747461095" text:style-name="Index_20_Link" text:visited-style-name="Index_20_Link">2.1 Benutzergruppen<text:tab/>1</text:a></text:p>
          <text:p text:style-name="P38"><text:a xlink:type="simple" xlink:href="#__RefHeading__4190_1263209261" text:style-name="Index_20_Link" text:visited-style-name="Index_20_Link">2.2 Account<text:tab/>1</text:a></text:p>
          <text:p text:style-name="P44"><text:a xlink:type="simple" xlink:href="#__RefHeading__4192_1263209261" text:style-name="Index_20_Link" text:visited-style-name="Index_20_Link">2.2.1 Registrierung<text:tab/>1</text:a></text:p>
          <text:p text:style-name="P44"><text:a xlink:type="simple" xlink:href="#__RefHeading__5087_747461095" text:style-name="Index_20_Link" text:visited-style-name="Index_20_Link">2.2.2 Login<text:tab/>2</text:a></text:p>
          <text:p text:style-name="P43"><text:a xlink:type="simple" xlink:href="#__RefHeading__1264_825139797" text:style-name="Index_20_Link" text:visited-style-name="Index_20_Link">2.2.2.1 Beschreibung des Login-Formulars<text:tab/>2</text:a></text:p>
          <text:p text:style-name="P43"><text:a xlink:type="simple" xlink:href="#__RefHeading__1266_825139797" text:style-name="Index_20_Link" text:visited-style-name="Index_20_Link">2.2.2.2 Accountpanel<text:tab/>2</text:a></text:p>
          <text:p text:style-name="P44"><text:a xlink:type="simple" xlink:href="#__RefHeading__1268_825139797" text:style-name="Index_20_Link" text:visited-style-name="Index_20_Link">2.2.3 Logout<text:tab/>2</text:a></text:p>
          <text:p text:style-name="P44"><text:a xlink:type="simple" xlink:href="#__RefHeading__5089_747461095" text:style-name="Index_20_Link" text:visited-style-name="Index_20_Link">2.2.4 Accountseite<text:tab/>2</text:a></text:p>
          <text:p text:style-name="P43"><text:a xlink:type="simple" xlink:href="#__RefHeading__5091_747461095" text:style-name="Index_20_Link" text:visited-style-name="Index_20_Link">2.2.4.1 Eigene Buchungen<text:tab/>3</text:a></text:p>
          <text:p text:style-name="P43"><text:a xlink:type="simple" xlink:href="#__RefHeading__4194_1263209261" text:style-name="Index_20_Link" text:visited-style-name="Index_20_Link">2.2.4.2 Profil bearbeiten<text:tab/>3</text:a></text:p>
          <text:p text:style-name="P44"><text:a xlink:type="simple" xlink:href="#__RefHeading__5093_747461095" text:style-name="Index_20_Link" text:visited-style-name="Index_20_Link">2.2.5 Gruppen<text:tab/>3</text:a></text:p>
          <text:p text:style-name="P43"><text:a xlink:type="simple" xlink:href="#__RefHeading__4196_1263209261" text:style-name="Index_20_Link" text:visited-style-name="Index_20_Link">2.2.5.1 Gruppenverwaltung<text:tab/>3</text:a></text:p>
          <text:p text:style-name="P38"><text:a xlink:type="simple" xlink:href="#__RefHeading__4198_1263209261" text:style-name="Index_20_Link" text:visited-style-name="Index_20_Link">2.3. Ressourcen<text:tab/>3</text:a></text:p>
          <text:p text:style-name="P44"><text:a xlink:type="simple" xlink:href="#__RefHeading__5099_747461095" text:style-name="Index_20_Link" text:visited-style-name="Index_20_Link">2.3.1 Eigene Ressourcen<text:tab/>3</text:a></text:p>
          <text:p text:style-name="P44"><text:a xlink:type="simple" xlink:href="#__RefHeading__5101_747461095" text:style-name="Index_20_Link" text:visited-style-name="Index_20_Link">2.3.2 Eigene Ressourcen Verwaltung<text:tab/>3</text:a></text:p>
          <text:p text:style-name="P44"><text:a xlink:type="simple" xlink:href="#__RefHeading__5103_747461095" text:style-name="Index_20_Link" text:visited-style-name="Index_20_Link">2.3.3 Ressourcenansicht<text:tab/>4</text:a></text:p>
          <text:p text:style-name="P43"><text:a xlink:type="simple" xlink:href="#__RefHeading__5327_747461095" text:style-name="Index_20_Link" text:visited-style-name="Index_20_Link">2.3.3.1 Status der Verfügbarkeit<text:tab/>4</text:a></text:p>
          <text:p text:style-name="P43"><text:a xlink:type="simple" xlink:href="#__RefHeading__5329_747461095" text:style-name="Index_20_Link" text:visited-style-name="Index_20_Link">2.3.3.2 Filterfunktion<text:tab/>4</text:a></text:p>
          <text:p text:style-name="P43"><text:a xlink:type="simple" xlink:href="#__RefHeading__5331_747461095" text:style-name="Index_20_Link" text:visited-style-name="Index_20_Link">2.3.3.3 Button neue Ressource<text:tab/>4</text:a></text:p>
          <text:p text:style-name="P44"><text:a xlink:type="simple" xlink:href="#__RefHeading__5321_747461095" text:style-name="Index_20_Link" text:visited-style-name="Index_20_Link">2.3.4 Detailressourcenansicht<text:tab/>4</text:a></text:p>
          <text:p text:style-name="P43"><text:a xlink:type="simple" xlink:href="#__RefHeading__5333_747461095" text:style-name="Index_20_Link" text:visited-style-name="Index_20_Link">2.3.4.1 Bildergalerie<text:tab/>4</text:a></text:p>
          <text:p text:style-name="P43"><text:a xlink:type="simple" xlink:href="#__RefHeading__5335_747461095" text:style-name="Index_20_Link" text:visited-style-name="Index_20_Link">2.3.4.2 Kalender<text:tab/>4</text:a></text:p>
          <text:p text:style-name="P43"><text:a xlink:type="simple" xlink:href="#__RefHeading__5337_747461095" text:style-name="Index_20_Link" text:visited-style-name="Index_20_Link">2.3.4.3 Buchungen<text:tab/>4</text:a></text:p>
          <text:p text:style-name="P44"><text:a xlink:type="simple" xlink:href="#__RefHeading__5107_747461095" text:style-name="Index_20_Link" text:visited-style-name="Index_20_Link">2.3.5 neue Ressource<text:tab/>5</text:a></text:p>
        </text:index-body>
      </text:table-of-content>
      <text:p text:style-name="Title"/>
      <text:p text:style-name="P4"/>
      <text:h text:style-name="P42" text:outline-level="2"><text:bookmark-start text:name="__RefHeading__5213_747461095"/>2.1 Benutzergruppen<text:bookmark-end text:name="__RefHeading__5213_747461095"/></text:h>
      <text:p text:style-name="P9">Die Software unterscheidet zwischen Registrierten und nicht registrierten Benutzern.</text:p>
      <table:table table:name="Tabelle1" table:style-name="Tabelle1">
        <table:table-column table:style-name="Tabelle1.A"/>
        <table:table-column table:style-name="Tabelle1.B"/>
        <table:table-row>
          <table:table-cell table:style-name="Tabelle1.A1" office:value-type="string">
            <text:p text:style-name="P27">Benutzerstatus</text:p>
          </table:table-cell>
          <table:table-cell table:style-name="Tabelle1.B1" office:value-type="string">
            <text:p text:style-name="P27">Sicherheitsfreigabe</text:p>
          </table:table-cell>
        </table:table-row>
        <table:table-row>
          <table:table-cell table:style-name="Tabelle1.A3" office:value-type="string">
            <text:p text:style-name="P25">Registriert</text:p>
          </table:table-cell>
          <table:table-cell table:style-name="Tabelle1.B3" office:value-type="string">
            <text:p text:style-name="P25">Voll – Zugriff auf alle xhtml Seiten</text:p>
          </table:table-cell>
        </table:table-row>
        <table:table-row>
          <table:table-cell table:style-name="Tabelle1.A3" office:value-type="string">
            <text:p text:style-name="P25">Nicht registriert</text:p>
          </table:table-cell>
          <table:table-cell table:style-name="Tabelle1.B3" office:value-type="string">
            <text:p text:style-name="P25">Gering – Zugriff auf index.html und Registrierung</text:p>
          </table:table-cell>
        </table:table-row>
      </table:table>
      <text:p text:style-name="P9"/>
      <text:h text:style-name="P41" text:outline-level="2"><text:bookmark-start text:name="__RefHeading__4190_1263209261"/><text:span text:style-name="T26">2.</text:span>2 Account<text:bookmark-end text:name="__RefHeading__4190_1263209261"/></text:h>
      <text:p text:style-name="P17">Der Account beschreibt die für den User privaten Informationen und Funktionen.</text:p>
      <text:h text:style-name="Heading_20_3" text:outline-level="3"><text:bookmark-start text:name="__RefHeading__4192_1263209261"/><text:span text:style-name="T26">2.</text:span>2.<text:span text:style-name="T25">1</text:span> Regist<text:span text:style-name="T27">r</text:span>ierung<text:bookmark-end text:name="__RefHeading__4192_1263209261"/></text:h>
      <text:p text:style-name="P10">Um sich als Nutzer registrieren zu können, muss der User die Registrierungsschaltfläche anwählen. Der User wird dann umgehend zu einem Registrierungsformular weitergeleitet in dem folgende Angaben getätigt werden müssen:</text:p>
      <table:table table:name="Tabelle2" table:style-name="Tabelle2">
        <table:table-column table:style-name="Tabelle2.A"/>
        <table:table-column table:style-name="Tabelle2.B"/>
        <table:table-row>
          <table:table-cell table:style-name="Tabelle2.A1" office:value-type="string">
            <text:p text:style-name="P27">Feldname</text:p>
          </table:table-cell>
          <table:table-cell table:style-name="Tabelle2.B1" office:value-type="string">
            <text:p text:style-name="P27">Beschreibung</text:p>
          </table:table-cell>
        </table:table-row>
        <text:soft-page-break/>
        <table:table-row>
          <table:table-cell table:style-name="Tabelle2.A7" office:value-type="string">
            <text:p text:style-name="P25">Username</text:p>
          </table:table-cell>
          <table:table-cell table:style-name="Tabelle2.B7" office:value-type="string">
            <text:p text:style-name="P25">Validierung bezüglich <text:span text:style-name="T20">vorhandener Existenz</text:span></text:p>
          </table:table-cell>
        </table:table-row>
        <table:table-row>
          <table:table-cell table:style-name="Tabelle2.A7" office:value-type="string">
            <text:p text:style-name="P26">Email</text:p>
          </table:table-cell>
          <table:table-cell table:style-name="Tabelle2.B7" office:value-type="string">
            <text:p text:style-name="P26">Validierung auf korrekte Form</text:p>
          </table:table-cell>
        </table:table-row>
        <table:table-row>
          <table:table-cell table:style-name="Tabelle2.A7" office:value-type="string">
            <text:p text:style-name="P26">Passwort</text:p>
          </table:table-cell>
          <table:table-cell table:style-name="Tabelle2.B7" office:value-type="string">
            <text:p text:style-name="P26">Wird nicht als Klartext angezeigt</text:p>
          </table:table-cell>
        </table:table-row>
        <table:table-row>
          <table:table-cell table:style-name="Tabelle2.A7" office:value-type="string">
            <text:p text:style-name="P26">Passwort Wiederholung</text:p>
          </table:table-cell>
          <table:table-cell table:style-name="Tabelle2.B7" office:value-type="string">
            <text:p text:style-name="P26">Wird nicht als Klartext angezeigt.</text:p>
            <text:p text:style-name="P26">Es müssen beide Passwortfeldeingaben übereinstimmen.</text:p>
          </table:table-cell>
        </table:table-row>
        <table:table-row>
          <table:table-cell table:style-name="Tabelle2.A7" office:value-type="string">
            <text:p text:style-name="P26">Vorname</text:p>
          </table:table-cell>
          <table:table-cell table:style-name="Tabelle2.B7" office:value-type="string">
            <text:p text:style-name="Table_20_Contents"/>
          </table:table-cell>
        </table:table-row>
        <table:table-row>
          <table:table-cell table:style-name="Tabelle2.A7" office:value-type="string">
            <text:p text:style-name="P26">Nachname</text:p>
          </table:table-cell>
          <table:table-cell table:style-name="Tabelle2.B7" office:value-type="string">
            <text:p text:style-name="Table_20_Contents"/>
          </table:table-cell>
        </table:table-row>
      </table:table>
      <text:p text:style-name="P10"/>
      <text:p text:style-name="P11"><text:span text:style-name="T18">N</text:span>achdem der User seine Angaben eingegeben hat, kann er diese durch einen Klick auf den Registrierungsbutton absenden.</text:p>
      <text:p text:style-name="P11">Eine Freischaltung des Accounts erfolgt durch <text:s/>Administratoren.</text:p>
      <text:p text:style-name="P12"><text:span text:style-name="T16">Mögliche Erweiterung</text:span><text:span text:style-name="T17">:</text:span><text:span text:style-name="T19"> </text:span></text:p>
      <text:p text:style-name="P18">Eine Passwort Analyse zeigt dem User eine allgemein Sicherheitseinschätzung seines gewählten Passwortes.</text:p>
      <text:p text:style-name="P19"/>
      <text:h text:style-name="Heading_20_3" text:outline-level="3"><text:bookmark-start text:name="__RefHeading__5087_747461095"/><text:span text:style-name="T26">2.2.2 </text:span>Login<text:bookmark-end text:name="__RefHeading__5087_747461095"/></text:h>
      <text:p text:style-name="P17">Ein Login ist erst nach erfolgreicher abgeschlossener Registrierung des User möglich.</text:p>
      <text:h text:style-name="P40" text:outline-level="4"><text:bookmark-start text:name="__RefHeading__1264_825139797"/><text:span text:style-name="T26">2.2.2.1</text:span> Beschreibung des Login-Formulars<text:bookmark-end text:name="__RefHeading__1264_825139797"/></text:h>
      <text:p text:style-name="P5"><text:span text:style-name="T4">In der Toolbar des </text:span><text:span text:style-name="T5">Headers </text:span><text:span text:style-name="T4">gibt es einen „</text:span><text:span text:style-name="T6">Shortway</text:span><text:span text:style-name="T4">“ zum anmelden. Bei korrekter Eingabe der Userdaten und Betätigung des Loginbuttons wird der User eingeloggt. </text:span></text:p>
      <text:h text:style-name="P40" text:outline-level="4"><text:bookmark-start text:name="__RefHeading__1266_825139797"/><text:span text:style-name="T26">2.2.2.2</text:span> Accountpanel<text:bookmark-end text:name="__RefHeading__1266_825139797"/></text:h>
      <text:p text:style-name="P6">Wenn der User eingeloggt ist, erhält er im Navigationsmenü einen Unterpunkt Accountpanel. <text:span text:style-name="T21">Dieser ermöglicht ihm die Navigation zur Accountseite.</text:span></text:p>
      <text:h text:style-name="P45" text:outline-level="3"><text:bookmark-start text:name="__RefHeading__1268_825139797"/>2.2.3 Logout<text:bookmark-end text:name="__RefHeading__1268_825139797"/></text:h>
      <text:p text:style-name="P14"><text:span text:style-name="T3">Ist der User eingeloggt ändert sich der Zustand des Loginbuttons im Header. Dem User wird nun ein Logoutbutton dargestellt. Möchte der User sich ausloggen, so muss er auf den </text:span><text:span text:style-name="T13">Logout</text:span><text:span text:style-name="T14">b</text:span><text:span text:style-name="T13">utton</text:span><text:span text:style-name="T15"> klicken. Danach werden die Funktionalitäten und Rechte eines eingeloggten Users wieder entfernt. Der User kann keine Buchungen/Reservierungen mehr vornehmen und hat ebenfalls keinen Zugriff mehr auf das Accountpanel.</text:span></text:p>
      <text:h text:style-name="Heading_20_3" text:outline-level="3"><text:bookmark-start text:name="__RefHeading__5089_747461095"/><text:span text:style-name="T26">2.2.4 </text:span>Account<text:span text:style-name="T25">seite</text:span><text:bookmark-end text:name="__RefHeading__5089_747461095"/></text:h>
      <text:p text:style-name="P13">Auf der Accountseite werden dem User seine Accountinformationen, welche er bei der Registrierung angab, aufgezeigt. Das Passwort wird auch hier nicht im Klartext angezeigt. Es Befinden sich mehrere Navigationselemente und Interaktionselemente auf dieser Seite.</text:p>
      <table:table table:name="Tabelle3" table:style-name="Tabelle3">
        <table:table-column table:style-name="Tabelle3.A"/>
        <table:table-column table:style-name="Tabelle3.B"/>
        <table:table-row>
          <table:table-cell table:style-name="Tabelle3.A1" office:value-type="string">
            <text:p text:style-name="P28">Navigations-/Interaktionselement</text:p>
          </table:table-cell>
          <table:table-cell table:style-name="Tabelle3.B1" office:value-type="string">
            <text:p text:style-name="P28">Beschreibung</text:p>
          </table:table-cell>
        </table:table-row>
        <table:table-row>
          <table:table-cell table:style-name="Tabelle3.A5" office:value-type="string">
            <text:p text:style-name="P32">Profil bearbeiten</text:p>
          </table:table-cell>
          <table:table-cell table:style-name="Tabelle3.B5" office:value-type="string">
            <text:p text:style-name="P32">Ermöglicht die Bearbeitung des eigenen Profils. </text:p>
          </table:table-cell>
        </table:table-row>
        <table:table-row>
          <table:table-cell table:style-name="Tabelle3.A5" office:value-type="string">
            <text:p text:style-name="P32">Gruppenverwaltung</text:p>
          </table:table-cell>
          <table:table-cell table:style-name="Tabelle3.B5" office:value-type="string">
            <text:p text:style-name="P32">Navigiert den User zur Gruppenverwaltung</text:p>
          </table:table-cell>
        </table:table-row>
        <text:soft-page-break/>
        <table:table-row>
          <table:table-cell table:style-name="Tabelle3.A5" office:value-type="string">
            <text:p text:style-name="P32">Eigene Ressourcen</text:p>
          </table:table-cell>
          <table:table-cell table:style-name="Tabelle3.B5" office:value-type="string">
            <text:p text:style-name="P32">Navigiert den User zu den eigenen Ressourcen</text:p>
          </table:table-cell>
        </table:table-row>
        <table:table-row>
          <table:table-cell table:style-name="Tabelle3.A5" office:value-type="string">
            <text:p text:style-name="P32">Eigene Buchungen</text:p>
          </table:table-cell>
          <table:table-cell table:style-name="Tabelle3.B5" office:value-type="string">
            <text:p text:style-name="P32">Navigiert den User zu den eigenen Buchungen</text:p>
          </table:table-cell>
        </table:table-row>
      </table:table>
      <text:p text:style-name="P13"/>
      <text:h text:style-name="P40" text:outline-level="4"><text:bookmark-start text:name="__RefHeading__5091_747461095"/><text:span text:style-name="T26">2.2.4.1 </text:span>Eigene Buchungen<text:bookmark-end text:name="__RefHeading__5091_747461095"/></text:h>
      <text:p text:style-name="P20">Dem User werden alle von ihm gebuchten Ressourcen angezeigt</text:p>
      <text:h text:style-name="Heading_20_4" text:outline-level="4"><text:bookmark-start text:name="__RefHeading__4194_1263209261"/><text:span text:style-name="T12">2.</text:span><text:span text:style-name="T11">2.4.2</text:span><text:span text:style-name="T7"> Profil bearbeiten</text:span><text:bookmark-end text:name="__RefHeading__4194_1263209261"/></text:h>
      <text:p text:style-name="P21">Der User kann sein Profil bearbeiten. Es gelten die gleichen Richtlinien wie bei der Registrierung.</text:p>
      <text:p text:style-name="P21">Außerdem hat der User die Möglichkeit sein Profil zu löschen und wird nach Tätigung automatisch ausgeloggt.</text:p>
      <text:h text:style-name="Heading_20_3" text:outline-level="3"><text:bookmark-start text:name="__RefHeading__5093_747461095"/><text:span text:style-name="T12">2.</text:span><text:span text:style-name="T11">2.5</text:span><text:span text:style-name="T8"> </text:span><text:span text:style-name="T7">Gruppen</text:span><text:bookmark-end text:name="__RefHeading__5093_747461095"/></text:h>
      <text:p text:style-name="P15"><text:span text:style-name="T7">Gruppen ermöglichen es dem User mehrere User zu einer Einheit zusammenzufügen um Ressourcen </text:span><text:span text:style-name="T9">gemeinschaftlich buchen zu können. </text:span><text:span text:style-name="T10">Beim Buchen einer Ressource, welche als Privat gekennzeichnet ist</text:span></text:p>
      <text:h text:style-name="Heading_20_4" text:outline-level="4"><text:bookmark-start text:name="__RefHeading__4196_1263209261"/><text:span text:style-name="T12">2.</text:span><text:span text:style-name="T11">2.5.1 </text:span><text:span text:style-name="T7">Gruppenverwaltung</text:span><text:bookmark-end text:name="__RefHeading__4196_1263209261"/></text:h>
      <text:p text:style-name="P22">Dem User werden alle Gruppen in denen er sich befindet angezeigt. Des Weiteren kann der User neue Gruppen erstellen.</text:p>
      <text:p text:style-name="P22">Um eine Gruppe erstellen zu können, müssen folgende Angaben beschrieben werden:</text:p>
      <table:table table:name="Tabelle4" table:style-name="Tabelle4">
        <table:table-column table:style-name="Tabelle4.A"/>
        <table:table-column table:style-name="Tabelle4.B"/>
        <table:table-row>
          <table:table-cell table:style-name="Tabelle4.A1" office:value-type="string">
            <text:p text:style-name="P29">Feldname</text:p>
          </table:table-cell>
          <table:table-cell table:style-name="Tabelle4.B1" office:value-type="string">
            <text:p text:style-name="P29">Beschreibung</text:p>
          </table:table-cell>
        </table:table-row>
        <table:table-row>
          <table:table-cell table:style-name="Tabelle4.A3" office:value-type="string">
            <text:p text:style-name="P33">Gruppenname</text:p>
          </table:table-cell>
          <table:table-cell table:style-name="Tabelle4.B3" office:value-type="string">
            <text:p text:style-name="P33">Der Name der Gruppe</text:p>
          </table:table-cell>
        </table:table-row>
        <table:table-row>
          <table:table-cell table:style-name="Tabelle4.A3" office:value-type="string">
            <text:p text:style-name="P33">Gruppenschlüssel</text:p>
          </table:table-cell>
          <table:table-cell table:style-name="Tabelle4.B3" office:value-type="string">
            <text:p text:style-name="P33">Nur User mit gültige<text:span text:style-name="T24">m</text:span> Gruppenschlüssel können eine private Ressource nutzen.</text:p>
          </table:table-cell>
        </table:table-row>
      </table:table>
      <text:p text:style-name="P22"/>
      <text:p text:style-name="P20">Vom User erstellte Gruppen werden gesondert gekennzeichnet und können gelöscht bzw. editiert werden.</text:p>
      <text:h text:style-name="P41" text:outline-level="2"><text:bookmark-start text:name="__RefHeading__4198_1263209261"/><text:span text:style-name="T26">2.3. </text:span>Ressourcen<text:bookmark-end text:name="__RefHeading__4198_1263209261"/></text:h>
      <text:p text:style-name="P36">Eine Ressource beschreibt ein Objekt, welches ein User anderen Usern in einem zeitlichen Bereich zur Verfügung stellen möchte.</text:p>
      <text:h text:style-name="Heading_20_3" text:outline-level="3"><text:bookmark-start text:name="__RefHeading__5099_747461095"/><text:span text:style-name="T26">2.3.1 </text:span>Eigene Ressourcen<text:bookmark-end text:name="__RefHeading__5099_747461095"/></text:h>
      <text:p text:style-name="P23">Nachdem der User über die Navigationleiste zu „Eigene Ressourcen“ navigiert ist wird ihm eine Liste der von ihm eing<text:span text:style-name="T28">e</text:span>pflegten Re<text:span text:style-name="T28">s</text:span>sourcen angezeigt.</text:p>
      <text:h text:style-name="Heading_20_3" text:outline-level="3"><text:bookmark-start text:name="__RefHeading__5101_747461095"/><text:span text:style-name="T26">2.3.2 </text:span>Eigene <text:span text:style-name="T22">R</text:span>essourcen <text:span text:style-name="T1">Verwaltung</text:span><text:bookmark-end text:name="__RefHeading__5101_747461095"/></text:h>
      <text:p text:style-name="P37">Unter dem Reiter „Ressourcen Verwalten“ kann der User die Daten für seine eigenen Resourcen editieren. Nach dem Editieren der Ressource muss ein Button „Änderungen Übernehmen“ gedrückt werden, um die Änderungen an der Ressource zu bestätigen.</text:p>
      <text:h text:style-name="Heading_20_3" text:outline-level="3"><text:bookmark-start text:name="__RefHeading__5103_747461095"/><text:soft-page-break/><text:span text:style-name="T26">2.3.3 </text:span>Ressourcen<text:span text:style-name="T22">a</text:span>nsicht<text:bookmark-end text:name="__RefHeading__5103_747461095"/></text:h>
      <text:p text:style-name="P1">Nachdem der User in der Navigationsleiste die Navigation für die Ressourcenansicht tätigte wird er auf die Ressourcenansicht geleitet. Die Ressourcenansicht bietet dem User eine Übersicht aller verfügbaren Ressourcen. Es wird ihm, dem User, der User ,welcher die Ressource erstellte, eine Kurzbeschreibung der Ressource, ein Ressourcendetailansichtsbutton, die zeitliche Verfügbarkeit sowie den Status der Verfügbarkeit angezeigt. <text:span text:style-name="T28">Ein Button zum erstellen einer neuer Ressource ist weiterhin vorhanden.</text:span></text:p>
      <text:h text:style-name="P40" text:outline-level="4"><text:bookmark-start text:name="__RefHeading__5327_747461095"/><text:span text:style-name="T26">2.3</text:span>.3.1 Status der Verfügbarkeit<text:bookmark-end text:name="__RefHeading__5327_747461095"/></text:h>
      <text:p text:style-name="P1">Der Status der Verfügbarkeit gibt an <text:span text:style-name="T24">inwiefern</text:span> die Ressource verfügbar <text:span text:style-name="T24">ist.</text:span></text:p>
      <table:table table:name="Tabelle5" table:style-name="Tabelle5">
        <table:table-column table:style-name="Tabelle5.A"/>
        <table:table-column table:style-name="Tabelle5.B"/>
        <table:table-row>
          <table:table-cell table:style-name="Tabelle5.A1" office:value-type="string">
            <text:p text:style-name="P30">Status der Verfügbarkeit</text:p>
          </table:table-cell>
          <table:table-cell table:style-name="Tabelle5.B1" office:value-type="string">
            <text:p text:style-name="P30">Beschreibung</text:p>
          </table:table-cell>
        </table:table-row>
        <table:table-row>
          <table:table-cell table:style-name="Tabelle5.A4" office:value-type="string">
            <text:p text:style-name="P3">Public</text:p>
          </table:table-cell>
          <table:table-cell table:style-name="Tabelle5.B4" office:value-type="string">
            <text:p text:style-name="P3">ohne Einschränkungen</text:p>
          </table:table-cell>
        </table:table-row>
        <table:table-row>
          <table:table-cell table:style-name="Tabelle5.A4" office:value-type="string">
            <text:p text:style-name="P3">Privat</text:p>
          </table:table-cell>
          <table:table-cell table:style-name="Tabelle5.B4" office:value-type="string">
            <text:p text:style-name="P16">Nur angegebene Gruppen</text:p>
          </table:table-cell>
        </table:table-row>
        <table:table-row>
          <table:table-cell table:style-name="Tabelle5.A4" office:value-type="string">
            <text:p text:style-name="P3">Ausgebucht</text:p>
          </table:table-cell>
          <table:table-cell table:style-name="Tabelle5.B4" office:value-type="string">
            <text:p text:style-name="P34">Ressource nicht mehr verfügbar</text:p>
          </table:table-cell>
        </table:table-row>
      </table:table>
      <text:p text:style-name="P1"/>
      <text:h text:style-name="P40" text:outline-level="4"><text:bookmark-start text:name="__RefHeading__5329_747461095"/><text:span text:style-name="T26">2.3</text:span>.3.2 Filterfunktion<text:bookmark-end text:name="__RefHeading__5329_747461095"/></text:h>
      <text:p text:style-name="P1">Filterfunktionen ermöglichen spezifisches Suchen je nach Kategorie.</text:p>
      <text:h text:style-name="P40" text:outline-level="4"><text:bookmark-start text:name="__RefHeading__5331_747461095"/><text:span text:style-name="T26">2.3</text:span>.3.3 Button neue Ressource<text:bookmark-end text:name="__RefHeading__5331_747461095"/></text:h>
      <text:p text:style-name="P1">Ein Button zum erstellen neuer Ressourcen befindet sich ebenfalls auf der Ressourcenansicht und leitet den User, sofern eingeloggt, zu einer Seite, welche es ihm ermöglicht eine neue Ressource einzustellen.</text:p>
      <text:h text:style-name="Heading_20_3" text:outline-level="3"><text:bookmark-start text:name="__RefHeading__5321_747461095"/><text:span text:style-name="T26">2.3.4 </text:span>Detail<text:span text:style-name="T22">r</text:span>essourcen<text:span text:style-name="T22">a</text:span>nsicht<text:bookmark-end text:name="__RefHeading__5321_747461095"/></text:h>
      <text:p text:style-name="P2">Nachdem der User den <text:s/>Ressourcendetailansichtsbutton auswählte, wird er auf die Detailressourcenansicht geleitet. Auf dieser Seite erscheint eine Beschreibung der Ressource sowie eine Bildergaler<text:span text:style-name="T2">ie</text:span> zu dieser Ressource. </text:p>
      <text:h text:style-name="P40" text:outline-level="4"><text:bookmark-start text:name="__RefHeading__5333_747461095"/><text:span text:style-name="T26">2.3</text:span>.4.1 Bildergalerie <text:bookmark-end text:name="__RefHeading__5333_747461095"/></text:h>
      <text:p text:style-name="P2">Mehrere Bilder pro Ressource sind möglich.</text:p>
      <text:p text:style-name="P2">Bilder werden durch eine Funktion einheitlich größenoptimiert und beim Anklicken im Vollbildmodus dargestellt. </text:p>
      <text:h text:style-name="P40" text:outline-level="4"><text:bookmark-start text:name="__RefHeading__5335_747461095"/><text:span text:style-name="T26">2.3</text:span>.4.2 Kalender<text:bookmark-end text:name="__RefHeading__5335_747461095"/></text:h>
      <text:p text:style-name="P2">Des Weiteren wird dem User ein Kalender präsentiert, welcher ihm die nötigen Buchungsinformationen aufzeigt. <text:span text:style-name="T2">Buchungsinformationen beinhalten die Dauer der Verfügbarkeit der Ressource, mögliche Fremdbuchungen der Ressource sowie die Dauer der eigenen Buchung, sofern getätigt.</text:span></text:p>
      <text:h text:style-name="P40" text:outline-level="4"><text:bookmark-start text:name="__RefHeading__5337_747461095"/><text:span text:style-name="T26">2.3.</text:span>4.3 Buchungen<text:bookmark-end text:name="__RefHeading__5337_747461095"/></text:h>
      <text:p text:style-name="P7">Eigene Buchungen einer Ressource können durch einen Klick auf einen Buchungsbutton vorgenommen werden. Dabei wird ein neues Eingabefenster aufgerufen, welches die zeitlichen <text:soft-page-break/>Eigenschaften der gewünschten Buchung abfragt und hingehend auf die Buchung validiert.</text:p>
      <text:p text:style-name="P8">Des <text:span text:style-name="T23">W</text:span>eiteren gibt es die Möglichkeit, Ressourcen mit einer Gruppe zu teilen. Ein Radio-Button unterhalb des Eingabefensters weißt diesbezüglich darauf hin.</text:p>
      <text:h text:style-name="Heading_20_3" text:outline-level="3"><text:bookmark-start text:name="__RefHeading__5107_747461095"/><text:span text:style-name="T26">2.3.5 </text:span>neue Ressource<text:bookmark-end text:name="__RefHeading__5107_747461095"/></text:h>
      <text:p text:style-name="P24">Dem User ist es möglich eigene Ressourcen zu erstellen und anderen Usern zur Verfügung zu stellen. Um eigene Ressourcen zu erstellen muss der User zu der Seite „neue Ressource erstellen“ navigieren. Auf dieser Seite befinden sich mehrere Eingabefelder die ausgefüllt werden müssen.</text:p>
      <text:p text:style-name="P37"/>
      <table:table table:name="Tabelle6" table:style-name="Tabelle6">
        <table:table-column table:style-name="Tabelle6.A"/>
        <table:table-column table:style-name="Tabelle6.B"/>
        <table:table-row>
          <table:table-cell table:style-name="Tabelle6.A1" office:value-type="string">
            <text:p text:style-name="P31">Eingabefeld</text:p>
          </table:table-cell>
          <table:table-cell table:style-name="Tabelle6.B1" office:value-type="string">
            <text:p text:style-name="P31">Beschreibung</text:p>
          </table:table-cell>
        </table:table-row>
        <table:table-row>
          <table:table-cell table:style-name="Tabelle6.A7" office:value-type="string">
            <text:p text:style-name="P37">Bilder</text:p>
          </table:table-cell>
          <table:table-cell table:style-name="Tabelle6.B7" office:value-type="string">
            <text:p text:style-name="P35">Uploadfunktion für Bilder, die die Ressource illustrieren.</text:p>
          </table:table-cell>
        </table:table-row>
        <table:table-row>
          <table:table-cell table:style-name="Tabelle6.A7" office:value-type="string">
            <text:p text:style-name="P37">Einstellungsdatum</text:p>
          </table:table-cell>
          <table:table-cell table:style-name="Tabelle6.B7" office:value-type="string">
            <text:p text:style-name="P35">Startzeitpunkt zu der die Ressource verfügbar ist.</text:p>
          </table:table-cell>
        </table:table-row>
        <table:table-row>
          <table:table-cell table:style-name="Tabelle6.A7" office:value-type="string">
            <text:p text:style-name="P37">Enddatum</text:p>
          </table:table-cell>
          <table:table-cell table:style-name="Tabelle6.B7" office:value-type="string">
            <text:p text:style-name="P35">Endzeitpunkt bis zu der die Ressource verfügbar ist.</text:p>
          </table:table-cell>
        </table:table-row>
        <table:table-row>
          <table:table-cell table:style-name="Tabelle6.A7" office:value-type="string">
            <text:p text:style-name="P37">Beschreibung</text:p>
          </table:table-cell>
          <table:table-cell table:style-name="Tabelle6.B7" office:value-type="string">
            <text:p text:style-name="P35">Beschreibung der Ressource</text:p>
          </table:table-cell>
        </table:table-row>
        <table:table-row>
          <table:table-cell table:style-name="Tabelle6.A7" office:value-type="string">
            <text:p text:style-name="P37">Ressourcentyp</text:p>
          </table:table-cell>
          <table:table-cell table:style-name="Tabelle6.B7" office:value-type="string">
            <text:p text:style-name="Table_20_Contents"/>
          </table:table-cell>
        </table:table-row>
        <table:table-row>
          <table:table-cell table:style-name="Tabelle6.A7" office:value-type="string">
            <text:p text:style-name="P37">Usergruppe</text:p>
          </table:table-cell>
          <table:table-cell table:style-name="Tabelle6.B7" office:value-type="string">
            <text:p text:style-name="P35">Beschreibt für wen bzw. für welche Gruppen die Ressource verfügbar ist.</text:p>
          </table:table-cell>
        </table:table-row>
      </table:table>
      <text:p text:style-name="P37"/>
      <text:h text:style-name="P39" text:outline-level="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9:07:22.036000000</meta:creation-date>
    <meta:generator>LibreOffice/4.1.2.3$Windows_x86 LibreOffice_project/40b2d7fde7e8d2d7bc5a449dc65df4d08a7dd38</meta:generator>
    <dc:date>2013-11-13T21:27:35.605000000</dc:date>
    <meta:editing-duration>PT39M46S</meta:editing-duration>
    <meta:editing-cycles>11</meta:editing-cycles>
    <meta:document-statistic meta:table-count="6" meta:image-count="0" meta:object-count="0" meta:page-count="5" meta:paragraph-count="138" meta:word-count="1008" meta:character-count="7622" meta:non-whitespace-character-count="6742"/>
  </office:meta>
</office:document-meta>
</file>